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1ea" officeooo:paragraph-rsid="000bb1ea"/>
    </style:style>
    <style:style style:name="P2" style:family="paragraph" style:parent-style-name="Standard">
      <style:text-properties officeooo:rsid="000bbd72" officeooo:paragraph-rsid="000bbd72"/>
    </style:style>
    <style:style style:name="P3" style:family="paragraph" style:parent-style-name="Standard">
      <style:text-properties officeooo:rsid="000ca019" officeooo:paragraph-rsid="000ca019"/>
    </style:style>
    <style:style style:name="P4" style:family="paragraph" style:parent-style-name="Standard">
      <style:text-properties officeooo:rsid="000cbcfa" officeooo:paragraph-rsid="000cbcfa"/>
    </style:style>
    <style:style style:name="P5" style:family="paragraph" style:parent-style-name="Standard">
      <style:text-properties officeooo:rsid="000bbd72" officeooo:paragraph-rsid="000bbd72"/>
    </style:style>
    <style:style style:name="P6" style:family="paragraph" style:parent-style-name="Standard">
      <style:text-properties officeooo:rsid="000e16f0" officeooo:paragraph-rsid="000e16f0"/>
    </style:style>
    <style:style style:name="P7" style:family="paragraph" style:parent-style-name="Standard">
      <style:text-properties officeooo:rsid="000ed1a3" officeooo:paragraph-rsid="000ed1a3"/>
    </style:style>
    <style:style style:name="P8" style:family="paragraph" style:parent-style-name="Standard">
      <style:text-properties officeooo:rsid="0010846c" officeooo:paragraph-rsid="0010846c"/>
    </style:style>
    <style:style style:name="P9" style:family="paragraph" style:parent-style-name="Standard">
      <style:text-properties officeooo:rsid="00124ef5" officeooo:paragraph-rsid="00124ef5"/>
    </style:style>
    <style:style style:name="P10" style:family="paragraph" style:parent-style-name="Standard">
      <style:text-properties officeooo:rsid="0013fb6c" officeooo:paragraph-rsid="0013fb6c"/>
    </style:style>
    <style:style style:name="P11" style:family="paragraph" style:parent-style-name="Standard">
      <style:text-properties officeooo:rsid="00151da2" officeooo:paragraph-rsid="00151da2"/>
    </style:style>
    <style:style style:name="P12" style:family="paragraph" style:parent-style-name="Standard">
      <style:text-properties officeooo:rsid="0015ee8d" officeooo:paragraph-rsid="0015ee8d"/>
    </style:style>
    <style:style style:name="P13" style:family="paragraph" style:parent-style-name="Standard">
      <style:text-properties officeooo:rsid="00173342" officeooo:paragraph-rsid="00173342"/>
    </style:style>
    <style:style style:name="P14" style:family="paragraph" style:parent-style-name="Standard">
      <style:text-properties officeooo:rsid="00181c6b" officeooo:paragraph-rsid="00181c6b"/>
    </style:style>
    <style:style style:name="P15" style:family="paragraph" style:parent-style-name="Standard">
      <style:text-properties officeooo:rsid="001a0041" officeooo:paragraph-rsid="001a0041"/>
    </style:style>
    <style:style style:name="T1" style:family="text">
      <style:text-properties officeooo:rsid="000ca019"/>
    </style:style>
    <style:style style:name="T2" style:family="text">
      <style:text-properties officeooo:rsid="001a008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R – Best Regards</text:p>
      <text:p text:style-name="P2">Study leaf – <text:span text:style-name="T1">secleave</text:span> stažuotė</text:p>
      <text:p text:style-name="P3">pc – piece. Pcs – pieces</text:p>
      <text:p text:style-name="P4">R&amp;D – Research &amp; Development</text:p>
      <text:p text:style-name="P2"/>
      <text:p text:style-name="P2"/>
      <text:p text:style-name="P2"/>
      <text:p text:style-name="P6">BYOD – bring your own device</text:p>
      <text:p text:style-name="P6">BYOA</text:p>
      <text:p text:style-name="P6">CYOD – choose your own device</text:p>
      <text:p text:style-name="P6">BYOB – bring your own bottle</text:p>
      <text:p text:style-name="P7">VOIP – internetinė terminologija (voice-over internet protocol)</text:p>
      <text:p text:style-name="P8">STB – set top box (decoder)</text:p>
      <text:p text:style-name="P8">CATV – cable television</text:p>
      <text:p text:style-name="P9">EEPROM – electrically …</text:p>
      <text:p text:style-name="P9">DRAM - </text:p>
      <text:p text:style-name="P9">GPA – grading point average</text:p>
      <text:p text:style-name="P10">tuition – fee for studies (mokestis už mokslą)</text:p>
      <text:p text:style-name="P10">electives – (laisvai pasirenkami moduliai)</text:p>
      <text:p text:style-name="P10">academic transcrpit – that thing which you get with diploma</text:p>
      <text:p text:style-name="P10">PI – profor.... invoice</text:p>
      <text:p text:style-name="P10">distuptive – griaunamasis, ardomasis. Trikdantis.</text:p>
      <text:p text:style-name="P10">Disruptive innovation – esminis pokytis</text:p>
      <text:p text:style-name="P11">PCB – spausdintino montažo plokštė</text:p>
      <text:p text:style-name="P11">SMT – service mounted technology</text:p>
      <text:p text:style-name="P12">ICT - lituojama</text:p>
      <text:p text:style-name="P12">DIP package – dual inline package</text:p>
      <text:p text:style-name="P13">medium batch – vidutinio dydžio partija</text:p>
      <text:p text:style-name="P13">FR4 - </text:p>
      <text:p text:style-name="P13">HAL – hot air l...</text:p>
      <text:p text:style-name="P13">2L, 4L, 6L – layers</text:p>
      <text:p text:style-name="P13">ASAC – as soon as possible</text:p>
      <text:p text:style-name="P14">EXW – ex works</text:p>
      <text:p text:style-name="P15">RSVP – <text:span text:style-name="T2">(atsakykite prašau, ar dalyvausite renginyje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kus </meta:initial-creator>
    <meta:creation-date>2014-10-13T10:43:07.389461374</meta:creation-date>
    <dc:date>2014-10-15T10:36:45.334030200</dc:date>
    <dc:creator>Petkus </dc:creator>
    <meta:editing-duration>PT1H57M44S</meta:editing-duration>
    <meta:editing-cycles>17</meta:editing-cycles>
    <meta:generator>LibreOffice/4.2.6.3$Linux_X86_64 LibreOffice_project/420m0$Build-3</meta:generator>
    <meta:document-statistic meta:table-count="0" meta:image-count="0" meta:object-count="0" meta:page-count="1" meta:paragraph-count="31" meta:word-count="130" meta:character-count="904" meta:non-whitespace-character-count="775"/>
  </office:meta>
</office:document-meta>
</file>